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5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2" style:family="table-cell" style:parent-style-name="Default" style:data-style-name="N130">
      <style:text-properties style:font-name="Migu 1M" fo:font-size="12pt" style:font-size-asian="12pt" style:font-size-complex="12pt"/>
    </style:style>
    <style:style style:name="ce8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13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33">
      <style:text-properties style:font-name="Migu 1M" fo:font-size="12pt" style:font-size-asian="12pt" style:font-size-complex="12pt"/>
    </style:style>
    <style:style style:name="ce12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1" style:family="table-cell" style:parent-style-name="Default" style:data-style-name="N131">
      <style:text-properties style:font-name="Migu 1M" fo:font-size="12pt" style:font-size-asian="12pt" style:font-size-complex="12pt"/>
    </style:style>
    <style:style style:name="ce33" style:family="table-cell" style:parent-style-name="Default">
      <style:text-properties style:font-name="Migu 1M" fo:font-size="12pt" style:font-size-asian="12pt" style:font-size-complex="12pt"/>
    </style:style>
    <style:style style:name="ce17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25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概要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2" table:default-cell-style-name="ce32"/>
        <table:table-column table:style-name="co1" table:default-cell-style-name="ce39"/>
        <table:table-column table:style-name="co1" table:default-cell-style-name="ce41"/>
        <table:table-column table:style-name="co1" table:number-columns-repeated="3" table:default-cell-style-name="ce32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8" office:value-type="string" calcext:value-type="string">
            <text:p>ドル資産</text:p>
          </table:table-cell>
          <table:table-cell table:style-name="ce12" office:value-type="string" calcext:value-type="string">
            <text:p>ドルレート</text:p>
          </table:table-cell>
          <table:table-cell table:style-name="ce5" office:value-type="string" calcext:value-type="string">
            <text:p>ドル資産円</text:p>
          </table:table-cell>
          <table:table-cell table:style-name="ce5" office:value-type="string" calcext:value-type="string">
            <text:p>安全資産</text:p>
          </table:table-cell>
          <table:table-cell table:style-name="ce5" office:value-type="string" calcext:value-type="string">
            <text:p>非安全資産</text:p>
          </table:table-cell>
          <table:table-cell table:number-columns-repeated="16338"/>
        </table:table-row>
        <table:table-row table:style-name="ro1">
          <table:table-cell table:style-name="ce1"/>
          <table:table-cell table:number-columns-repeated="2" table:style-name="ce31" office:value-type="currency" office:currency="JPY" office:value="0" calcext:value-type="currency">
            <text:p>￥0</text:p>
          </table:table-cell>
          <table:table-cell table:style-name="ce13" office:value-type="currency" office:currency="USD" office:value="0" calcext:value-type="currency">
            <text:p>$0.00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3" table:style-name="ce31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会社レポート円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8" table:default-cell-style-name="ce32"/>
        <table:table-column table:style-name="co2" table:number-columns-repeated="1632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ソニー</text:p>
          </table:table-cell>
          <table:table-cell table:style-name="ce5" office:value-type="string" calcext:value-type="string">
            <text:p>三井住友</text:p>
          </table:table-cell>
          <table:table-cell table:style-name="ce5" office:value-type="string" calcext:value-type="string">
            <text:p>PRESTIA</text:p>
          </table:table-cell>
          <table:table-cell table:style-name="ce5" office:value-type="string" calcext:value-type="string">
            <text:p>SMTB</text:p>
          </table:table-cell>
          <table:table-cell table:style-name="ce5" office:value-type="string" calcext:value-type="string">
            <text:p>楽天証券</text:p>
          </table:table-cell>
          <table:table-cell table:style-name="ce5" office:value-type="string" calcext:value-type="string">
            <text:p>日興証券</text:p>
          </table:table-cell>
          <table:table-cell table:style-name="ce5"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2" office:value-type="string" calcext:value-type="string">
            <text:p>2024-01-01</text:p>
          </table:table-cell>
          <table:table-cell table:number-columns-repeated="8" table:style-name="ce5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会社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8" table:default-cell-style-name="ce32"/>
        <table:table-column table:style-name="co1" table:number-columns-repeated="8" table:default-cell-style-name="ce37"/>
        <table:table-column table:style-name="co2" table:number-columns-repeated="16329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ソニー円</text:p>
          </table:table-cell>
          <table:table-cell table:style-name="ce5" office:value-type="string" calcext:value-type="string">
            <text:p>三井住友円</text:p>
          </table:table-cell>
          <table:table-cell table:style-name="ce5" office:value-type="string" calcext:value-type="string">
            <text:p>PRESTIA円</text:p>
          </table:table-cell>
          <table:table-cell table:style-name="ce5" office:value-type="string" calcext:value-type="string">
            <text:p>SMTB円</text:p>
          </table:table-cell>
          <table:table-cell table:style-name="ce5" office:value-type="string" calcext:value-type="string">
            <text:p>楽天証券円</text:p>
          </table:table-cell>
          <table:table-cell table:style-name="ce5" office:value-type="string" calcext:value-type="string">
            <text:p>日興証券円</text:p>
          </table:table-cell>
          <table:table-cell table:style-name="ce5" office:value-type="string" calcext:value-type="string">
            <text:p>SBI証券円</text:p>
          </table:table-cell>
          <table:table-cell table:style-name="ce17" office:value-type="string" calcext:value-type="string">
            <text:p>ドル資産</text:p>
          </table:table-cell>
          <table:table-cell table:style-name="ce17" office:value-type="string" calcext:value-type="string">
            <text:p>ソニードル</text:p>
          </table:table-cell>
          <table:table-cell table:style-name="ce17" office:value-type="string" calcext:value-type="string">
            <text:p>三井住友ドル</text:p>
          </table:table-cell>
          <table:table-cell table:style-name="ce17" office:value-type="string" calcext:value-type="string">
            <text:p>PRESTIAドル</text:p>
          </table:table-cell>
          <table:table-cell table:style-name="ce17" office:value-type="string" calcext:value-type="string">
            <text:p>SMTBドル</text:p>
          </table:table-cell>
          <table:table-cell table:style-name="ce17" office:value-type="string" calcext:value-type="string">
            <text:p>楽天証券ドル</text:p>
          </table:table-cell>
          <table:table-cell table:style-name="ce17" office:value-type="string" calcext:value-type="string">
            <text:p>日興証券ドル</text:p>
          </table:table-cell>
          <table:table-cell table:style-name="ce17" office:value-type="string" calcext:value-type="string">
            <text:p>SBI証券ドル</text:p>
          </table:table-cell>
          <table:table-cell table:number-columns-repeated="16329"/>
        </table:table-row>
        <table:table-row table:style-name="ro1">
          <table:table-cell table:style-name="ce2" office:value-type="string" calcext:value-type="string">
            <text:p>2024-01-01</text:p>
          </table:table-cell>
          <table:table-cell table:number-columns-repeated="8" table:style-name="ce5" office:value-type="currency" office:currency="JPY" office:value="0" calcext:value-type="currency">
            <text:p>￥0</text:p>
          </table:table-cell>
          <table:table-cell table:number-columns-repeated="8" table:style-name="ce25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商品レポート円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6" table:default-cell-style-name="ce32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普通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投資信託</text:p>
          </table:table-cell>
          <table:table-cell table:style-name="ce5" office:value-type="string" calcext:value-type="string">
            <text:p>株式</text:p>
          </table:table-cell>
          <table:table-cell table:style-name="ce5" office:value-type="string" calcext:value-type="string">
            <text:p>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6" table:style-name="ce5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商品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6" table:default-cell-style-name="ce32"/>
        <table:table-column table:style-name="co1" table:number-columns-repeated="6" table:default-cell-style-name="ce37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円普通預金</text:p>
          </table:table-cell>
          <table:table-cell table:style-name="ce5" office:value-type="string" calcext:value-type="string">
            <text:p>円定期預金</text:p>
          </table:table-cell>
          <table:table-cell table:style-name="ce5" office:value-type="string" calcext:value-type="string">
            <text:p>円投資信託</text:p>
          </table:table-cell>
          <table:table-cell table:style-name="ce5" office:value-type="string" calcext:value-type="string">
            <text:p>円株式</text:p>
          </table:table-cell>
          <table:table-cell table:style-name="ce5" office:value-type="string" calcext:value-type="string">
            <text:p>円債権</text:p>
          </table:table-cell>
          <table:table-cell table:style-name="ce17" office:value-type="string" calcext:value-type="string">
            <text:p>ドル資産</text:p>
          </table:table-cell>
          <table:table-cell table:style-name="ce17" office:value-type="string" calcext:value-type="string">
            <text:p>ドル普通預金</text:p>
          </table:table-cell>
          <table:table-cell table:style-name="ce17" office:value-type="string" calcext:value-type="string">
            <text:p>ドル定期預金</text:p>
          </table:table-cell>
          <table:table-cell table:style-name="ce17" office:value-type="string" calcext:value-type="string">
            <text:p>ドル投資信託</text:p>
          </table:table-cell>
          <table:table-cell table:style-name="ce17" office:value-type="string" calcext:value-type="string">
            <text:p>ドル株式</text:p>
          </table:table-cell>
          <table:table-cell table:style-name="ce17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6" table:style-name="ce5" office:value-type="currency" office:currency="JPY" office:value="0" calcext:value-type="currency">
            <text:p>￥0</text:p>
          </table:table-cell>
          <table:table-cell table:number-columns-repeated="6" table:style-name="ce17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51"/>
        </table:table-row>
        <table:table-row table:style-name="ro1">
          <table:table-cell table:number-columns-repeated="16351"/>
        </table:table-row>
      </table:table>
      <table:named-expressions/>
      <table:database-ranges>
        <table:database-range table:name="__Anonymous_Sheet_DB__0" table:target-range-address="概要レポート.A1:概要レポート.H1048576" table:display-filter-buttons="true"/>
        <table:database-range table:name="__Anonymous_Sheet_DB__1" table:target-range-address="会社レポート円.A1:会社レポート円.I1048576" table:display-filter-buttons="true"/>
        <table:database-range table:name="__Anonymous_Sheet_DB__2" table:target-range-address="会社レポート.A1:会社レポート.Q1048576" table:display-filter-buttons="true"/>
        <table:database-range table:name="__Anonymous_Sheet_DB__3" table:target-range-address="商品レポート円.A1:商品レポート円.G1048576" table:display-filter-buttons="true"/>
        <table:database-range table:name="__Anonymous_Sheet_DB__4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08:57:10.537132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8T09:14:09.054409293</dc:date>
    <meta:editing-duration>PT10H50M36S</meta:editing-duration>
    <meta:editing-cycles>74</meta:editing-cycles>
    <meta:generator>LibreOffice/7.5.9.2$MacOSX_AARCH64 LibreOffice_project/cdeefe45c17511d326101eed8008ac4092f278a9</meta:generator>
    <meta:document-statistic meta:table-count="5" meta:cell-count="105" meta:object-count="0"/>
  </office:meta>
</office:document-meta>
</file>